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core 8</text:span></text:p>
      <text:p text:style-name="P1"><text:span text:style-name="T3">#include &lt;stdio.h&gt;</text:span></text:p>
      <text:p text:style-name="P1"><text:span text:style-name="T3">#include &lt;time.h&gt;</text:span></text:p>
      <text:p text:style-name="P1"><text:span text:style-name="T4"/></text:p>
      <text:p text:style-name="P1"><text:span text:style-name="T4"/></text:p>
      <text:p text:style-name="P1"><text:span text:style-name="T5">extern "C" int InitHardware();</text:span></text:p>
      <text:p text:style-name="P1"><text:span text:style-name="T5">extern "C" int ReadAnalog(int ch_adc);</text:span></text:p>
      <text:p text:style-name="P1"><text:span text:style-name="T5">extern "C" int Sleep(int sec, int usec);</text:span></text:p>
      <text:p text:style-name="P1"><text:span text:style-name="T6"/></text:p>
      <text:p text:style-name="P1"><text:span text:style-name="T7">int main(){</text:span></text:p>
      <text:p text:style-name="P1"><text:span text:style-name="T7"><text:s text:c="4"/>InitHardware();</text:span></text:p>
      <text:p text:style-name="P1"><text:span text:style-name="T7"><text:s text:c="4"/>int adc_reading;</text:span></text:p>
      <text:p text:style-name="P1"><text:span text:style-name="T7"><text:s text:c="4"/>adc_reading = ReadAnalog(0);</text:span></text:p>
      <text:p text:style-name="P1"><text:span text:style-name="T7"><text:s text:c="4"/>printf("%d\n", adc_reading);</text:span></text:p>
      <text:p text:style-name="P1"><text:span text:style-name="T7"><text:s text:c="4"/>Sleep(1,000000);</text:span></text:p>
      <text:p text:style-name="P1"><text:span text:style-name="T7"><text:s text:c="4"/>adc_reading = ReadAnalog(2);</text:span></text:p>
      <text:p text:style-name="P1"><text:span text:style-name="T7"><text:s text:c="4"/>printf("%d\n", adc_reading);</text:span></text:p>
      <text:p text:style-name="P1"><text:span text:style-name="T7"><text:s text:c="4"/>Sleep(1,000000);</text:span></text:p>
      <text:p text:style-name="P1"><text:span text:style-name="T7"><text:s text:c="4"/>adc_reading = ReadAnalog(4);</text:span></text:p>
      <text:p text:style-name="P1"><text:span text:style-name="T7"><text:s text:c="4"/>printf("%d\n", adc_reading);</text:span></text:p>
      <text:p text:style-name="P1"><text:span text:style-name="T7"><text:s text:c="4"/>Sleep(1,000000);</text:span></text:p>
      <text:p text:style-name="P1"><text:span text:style-name="T8"/></text:p>
      <text:p text:style-name="P1"><text:span text:style-name="T9"><text:s text:c="4"/>return 0;</text:span></text:p>
      <text:p text:style-name="P1"><text:span text:style-name="T9">}</text:span></text:p>
      <text:p text:style-name="P1"><text:span text:style-name="T10"/></text:p>
      <text:p text:style-name="P1"><text:span text:style-name="T11">completion 2</text:span></text:p>
      <text:p text:style-name="P1"><text:span text:style-name="T12">recived</text:span></text:p>
      <text:p text:style-name="P1"><text:span text:style-name="T12">4</text:span></text:p>
      <text:p text:style-name="P1"><text:span text:style-name="T12">3</text:span></text:p>
      <text:p text:style-name="P1"><text:span text:style-name="T12">0</text:span></text:p>
      <text:p text:style-name="P1"><text:span text:style-name="T13"/></text:p>
      <text:p text:style-name="P1"><text:span text:style-name="T14">core 9</text:span></text:p>
      <text:p text:style-name="P1"><text:span text:style-name="T15">#include &lt;stdio.h&gt;</text:span></text:p>
      <text:p text:style-name="P1"><text:span text:style-name="T15">#include &lt;time.h&gt;</text:span></text:p>
      <text:p text:style-name="P1"><text:span text:style-name="T16"/></text:p>
      <text:p text:style-name="P1"><text:span text:style-name="T16"/></text:p>
      <text:p text:style-name="P1"><text:span text:style-name="T17">extern "C" int InitHardware();</text:span></text:p>
      <text:p text:style-name="P1"><text:span text:style-name="T17">extern "C" int ReadAnalog(int ch_adc);</text:span></text:p>
      <text:p text:style-name="P1"><text:span text:style-name="T17">extern "C" int Sleep(int sec, int usec);</text:span></text:p>
      <text:p text:style-name="P1"><text:span text:style-name="T18"/></text:p>
      <text:p text:style-name="P1"><text:span text:style-name="T19">int main(){</text:span></text:p>
      <text:p text:style-name="P1"><text:span text:style-name="T19"><text:s text:c="4"/>InitHardware();</text:span></text:p>
      <text:p text:style-name="P1"><text:span text:style-name="T19"><text:s text:c="4"/>int adc_reading;</text:span></text:p>
      <text:p text:style-name="P1"><text:span text:style-name="T19"><text:s text:c="4"/>int i = 0;</text:span></text:p>
      <text:p text:style-name="P1"><text:span text:style-name="T19"><text:s text:c="4"/>while(i &lt;= 5){</text:span></text:p>
      <text:p text:style-name="P1"><text:span text:style-name="T19"><text:s text:c="8"/>adc_reading += ReadAnalog(0);</text:span></text:p>
      <text:p text:style-name="P1"><text:span text:style-name="T19"><text:s text:c="8"/>printf("%d\n", adc_reading);</text:span></text:p>
      <text:p text:style-name="P1"><text:span text:style-name="T19"><text:s text:c="8"/>i += 1;</text:span></text:p>
      <text:p text:style-name="P1"><text:span text:style-name="T19"><text:s text:c="8"/>Sleep(0,500000);</text:span></text:p>
      <text:p text:style-name="P1"><text:span text:style-name="T19"><text:s text:c="4"/>}</text:span></text:p>
      <text:p text:style-name="P1"><text:span text:style-name="T19"><text:s text:c="4"/>if(i = 6){</text:span></text:p>
      <text:p text:style-name="P1"><text:span text:style-name="T19"><text:s text:c="4"/>adc_reading /= 5;</text:span></text:p>
      <text:p text:style-name="P1"><text:span text:style-name="T19"><text:s text:c="4"/>printf("%d\n", adc_reading);</text:span></text:p>
      <text:p text:style-name="P1"><text:span text:style-name="T19"><text:s text:c="4"/>}</text:span></text:p>
      <text:p text:style-name="P1"><text:span text:style-name="T19"><text:s text:c="4"/>return 0;</text:span></text:p>
      <text:p text:style-name="P1"><text:span text:style-name="T19">}</text:span></text:p>
      <text:p text:style-name="P1"><text:span text:style-name="T20"/></text:p>
      <text:p text:style-name="P1"><text:span text:style-name="T21">completion 4</text:span></text:p>
      <text:p text:style-name="P1"><text:span text:style-name="T22">#include &lt;stdio.h&gt;</text:span></text:p>
      <text:p text:style-name="P1"><text:span text:style-name="T22">#include &lt;time.h&gt;</text:span></text:p>
      <text:p text:style-name="P1"><text:span text:style-name="T23"/></text:p>
      <text:p text:style-name="P1"><text:span text:style-name="T23"/></text:p>
      <text:p text:style-name="P1"><text:span text:style-name="T24">extern "C" int InitHardware();</text:span></text:p>
      <text:p text:style-name="P1"><text:span text:style-name="T24">extern "C" int ReadAnalog(int ch_adc);</text:span></text:p>
      <text:p text:style-name="P1"><text:span text:style-name="T24">extern "C" int Sleep(int sec, int usec);</text:span></text:p>
      <text:p text:style-name="P1"><text:span text:style-name="T25"/></text:p>
      <text:p text:style-name="P1"><text:span text:style-name="T26">int main(){</text:span></text:p>
      <text:p text:style-name="P1"><text:span text:style-name="T26"><text:s text:c="4"/>InitHardware();</text:span></text:p>
      <text:p text:style-name="P1"><text:span text:style-name="T26"><text:s text:c="4"/>int adc_reading;</text:span></text:p>
      <text:p text:style-name="P1"><text:span text:style-name="T26"><text:s text:c="4"/>int min = 0;</text:span></text:p>
      <text:p text:style-name="P1"><text:span text:style-name="T26"><text:s text:c="4"/>int max = 10000000000000000;</text:span></text:p>
      <text:p text:style-name="P1"><text:span text:style-name="T26"><text:s text:c="4"/>int reading = 0;</text:span></text:p>
      <text:p text:style-name="P1"><text:span text:style-name="T26"><text:s text:c="4"/>int halfRange = 0;</text:span></text:p>
      <text:p text:style-name="P1"><text:span text:style-name="T26"><text:s text:c="4"/>int i = 0;</text:span></text:p>
      <text:p text:style-name="P1"><text:span text:style-name="T26"><text:s text:c="4"/>while(i &lt; 5){</text:span></text:p>
      <text:p text:style-name="P1"><text:span text:style-name="T26"><text:s text:c="8"/>reading = ReadAnalog(0);</text:span></text:p>
      <text:p text:style-name="P1"><text:span text:style-name="T26"><text:s text:c="8"/>adc_reading += reading;</text:span></text:p>
      <text:p text:style-name="P1"><text:span text:style-name="T26"><text:s text:c="8"/>if(reading &gt; max){</text:span></text:p>
      <text:p text:style-name="P1"><text:span text:style-name="T26"><text:s text:c="12"/>max = reading;</text:span></text:p>
      <text:p text:style-name="P1"><text:span text:style-name="T26"><text:s text:c="8"/>}</text:span></text:p>
      <text:p text:style-name="P1"><text:span text:style-name="T26"><text:s text:c="8"/>if(reading &lt; min){</text:span></text:p>
      <text:p text:style-name="P1"><text:span text:style-name="T26"><text:s text:c="12"/>min = reading;</text:span></text:p>
      <text:p text:style-name="P1"><text:span text:style-name="T26"><text:s text:c="8"/>}</text:span></text:p>
      <text:p text:style-name="P1"><text:span text:style-name="T26"><text:s text:c="8"/>printf("%d\n", "reading"+adc_reading);</text:span></text:p>
      <text:p text:style-name="P1"><text:span text:style-name="T26"><text:s text:c="8"/>i += 1;</text:span></text:p>
      <text:p text:style-name="P1"><text:span text:style-name="T26"><text:s text:c="8"/>Sleep(0,500000);</text:span></text:p>
      <text:p text:style-name="P1"><text:span text:style-name="T26"><text:s text:c="4"/>}</text:span></text:p>
      <text:p text:style-name="P1"><text:span text:style-name="T26"><text:s text:c="4"/>if(i = 6){</text:span></text:p>
      <text:p text:style-name="P1"><text:span text:style-name="T26"><text:s text:c="8"/>adc_reading /= 5;</text:span></text:p>
      <text:p text:style-name="P1"><text:span text:style-name="T26"><text:s text:c="8"/>printf("%d\n", "avrage reading"+adc_reading);</text:span></text:p>
      <text:p text:style-name="P1"><text:span text:style-name="T26"><text:s text:c="8"/>halfRange = max - min;</text:span></text:p>
      <text:p text:style-name="P1"><text:span text:style-name="T26"><text:s text:c="8"/>halfRange /= 2</text:span></text:p>
      <text:p text:style-name="P1"><text:span text:style-name="T26"><text:s text:c="8"/>printf("%d\n", "half range"+adc_reading);</text:span></text:p>
      <text:p text:style-name="P1"><text:span text:style-name="T26"><text:s text:c="4"/>}</text:span></text:p>
      <text:p text:style-name="P1"><text:span text:style-name="T26"><text:s text:c="4"/>return 0;</text:span></text:p>
      <text:p text:style-name="P1"><text:span text:style-name="T26">}</text:span></text:p>
      <text:p text:style-name="P1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